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margin-top="0in" fo:margin-bottom="0in" style:contextual-spacing="false" fo:text-align="start" style:justify-single-word="false"/>
      <style:text-properties fo:font-size="12pt" fo:font-weight="bold" officeooo:paragraph-rsid="0017c286"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weight="bold" officeooo:rsid="0017c286" officeooo:paragraph-rsid="0017c286" style:font-weight-asian="bold" style:font-weight-complex="bold"/>
    </style:style>
    <style:style style:name="P5" style:family="paragraph" style:parent-style-name="Standard" style:list-style-name="L4">
      <style:text-properties fo:font-weight="bold" style:font-weight-asian="bold" style:font-weight-complex="bold"/>
    </style:style>
    <style:style style:name="P6" style:family="paragraph" style:parent-style-name="Standard" style:list-style-name="L1"/>
    <style:style style:name="P7" style:family="paragraph" style:parent-style-name="Standard" style:list-style-name="L1">
      <style:text-properties fo:font-weight="normal" style:font-weight-asian="normal" style:font-weight-complex="normal"/>
    </style:style>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paragraph-properties fo:margin-top="0in" fo:margin-bottom="0in" style:contextual-spacing="false" fo:text-align="start" style:justify-single-word="false"/>
      <style:text-properties fo:font-size="12pt" fo:font-weight="normal" officeooo:paragraph-rsid="0017c286"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14b15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dexing</text:p>
      <text:p text:style-name="P1"/>
      <text:p text:style-name="P1">Indices</text:p>
      <text:list xml:id="list11899842911" text:style-name="L1">
        <text:list-item>
          <text:p text:style-name="P6">An index is a structure which helps find the location of a record based on some specified attribute/s.</text:p>
        </text:list-item>
        <text:list-item>
          <text:p text:style-name="P6">Each index entry consists of a search-key and pointer to one or more records. This pointer is an identifier of the disk block and an offset to identify the record within the block.</text:p>
        </text:list-item>
        <text:list-item>
          <text:p text:style-name="P6">An index table contains an array of indices.</text:p>
        </text:list-item>
        <text:list-item>
          <text:p text:style-name="P6">Indices speed up query processing as searching through them involves less disk IO(indices are very much smaller than entire relations).</text:p>
        </text:list-item>
        <text:list-item>
          <text:p text:style-name="P6">Indices are usually constructed for the most searched <text:span text:style-name="T2">attribute</text:span>/s of a relation</text:p>
        </text:list-item>
        <text:list-item>
          <text:p text:style-name="P7">Types</text:p>
        </text:list-item>
      </text:list>
      <text:list xml:id="list1439367898" text:style-name="L2">
        <text:list-item>
          <text:p text:style-name="P8"><text:a xlink:type="simple" xlink:href="#Orderered Indices">Ordered indices</text:a></text:p>
        </text:list-item>
        <text:list-item>
          <text:p text:style-name="P8"><text:a xlink:type="simple" xlink:href="#Hash%20Indices">Hash indices</text:a></text:p>
        </text:list-item>
      </text:list>
      <text:p text:style-name="Standard"/>
      <text:p text:style-name="P1">Since indices speed query processing, why might they not be kept on several search keys?</text:p>
      <text:list xml:id="list2074929869" text:style-name="L3">
        <text:list-item>
          <text:p text:style-name="P9">They will no longer retain the size advantage over entire relations and thus will no longer be efficient.</text:p>
        </text:list-item>
        <text:list-item>
          <text:p text:style-name="P9">Updations to the relation will mean extra work to update index structures, especially those constructed on a no-primary key of a relation.</text:p>
        </text:list-item>
      </text:list>
      <text:p text:style-name="Standard"/>
      <text:p text:style-name="P1"><text:bookmark-start text:name="Orderered Indices"/>Ordered indices<text:bookmark-end text:name="Orderered Indices"/></text:p>
      <text:list xml:id="list1796921652" text:style-name="L4">
        <text:list-item>
          <text:p text:style-name="P10">Each index structure is associated with a particular search key, an attribute of the relation the index structure is indexing. The records in the indexed file(file containing records) may themselves be stored in some other sorted order based on a different attribute.</text:p>
        </text:list-item>
        <text:list-item>
          <text:p text:style-name="P10">Typically searched using <text:span text:style-name="T1">binary search.</text:span></text:p>
        </text:list-item>
        <text:list-item>
          <text:p text:style-name="P10">Based on the number of index entries per record we have </text:p>
          <text:list>
            <text:list-item>
              <text:p text:style-name="P10"><text:span text:style-name="T1">Dense index</text:span> - One index entry for every search-key value in the files</text:p>
            </text:list-item>
            <text:list-item>
              <text:p text:style-name="P10"><text:span text:style-name="T1">Sparse index</text:span> - One index entry per block, typically pointing to the first record of the block.</text:p>
            </text:list-item>
          </text:list>
        </text:list-item>
        <text:list-item>
          <text:p text:style-name="P10">Based on the relative ordering induced by the indices and the sequential order of the file, index files can be classified into</text:p>
          <text:list>
            <text:list-item>
              <text:p text:style-name="P5">Clustered or primary indices</text:p>
              <text:list>
                <text:list-item>
                  <text:p text:style-name="P10">Indices whose search key specifies the same order of the sequential order of the records in the files</text:p>
                </text:list-item>
                <text:list-item>
                  <text:p text:style-name="P10">Files which have these kind of indices are called <text:span text:style-name="T1">index-sequential files</text:span>.</text:p>
                </text:list-item>
              </text:list>
            </text:list-item>
            <text:list-item>
              <text:p text:style-name="P5">Non-clustering or secondary indices</text:p>
              <text:list>
                <text:list-item>
                  <text:p text:style-name="P10">Indices whose search key specifies an order different from the sequential order of the records in the files</text:p>
                </text:list-item>
                <text:list-item>
                  <text:p text:style-name="P10">Secondary indexes must be dense. If they aren't it would not be possible to do a sequential scan of the records using the indices</text:p>
                </text:list-item>
              </text:list>
            </text:list-item>
          </text:list>
        </text:list-item>
        <text:list-item>
          <text:p text:style-name="P10">Multilevel indices</text:p>
          <text:list>
            <text:list-item>
              <text:p text:style-name="P10">Reduce the number of block accesses</text:p>
            </text:list-item>
          </text:list>
        </text:list-item>
        <text:list-item>
          <text:p text:style-name="P10">Disadvantage</text:p>
          <text:list>
            <text:list-item>
              <text:p text:style-name="P10">Degradation in performance as the index-table file grows. Similar to the sequential file it indexes, the sequential physical ordering of the index entries is no longer present as indices are added and removed.</text:p>
            </text:list-item>
          </text:list>
        </text:list-item>
      </text:list>
      <text:p text:style-name="Standard"/>
      <text:p text:style-name="P1">Is it possible to have two clustering indices on the same relations for different search keys?</text:p>
      <text:p text:style-name="P2">Only if the relation is duplicated. But this is not efficient.</text:p>
      <text:p text:style-name="Standard"><text:soft-page-break/></text:p>
      <text:p text:style-name="P3"><text:bookmark-start text:name="Hash Indices"/>Hash indices<text:bookmark-end text:name="Hash Indices"/></text:p>
      <text:list xml:id="list833754995" text:style-name="L5">
        <text:list-item>
          <text:p text:style-name="P11">Simply construct a index table with a key and its hash value(pointer to the block containing the record)</text:p>
        </text:list-item>
        <text:list-item>
          <text:p text:style-name="P11">Hash index is never needed as a clustering index structure, since if a file itself ie organised by hashing there is no need for a separate hash index structure on it.</text:p>
        </text:list-item>
        <text:list-item>
          <text:p text:style-name="P11">Hash index is used as a secondary index structu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9-11T17:38:09</meta:creation-date>
    <dc:date>2013-02-05T16:09:43</dc:date>
    <dc:creator>Kempa </dc:creator>
    <meta:editing-duration>PT3H6M25S</meta:editing-duration>
    <meta:editing-cycles>20</meta:editing-cycles>
    <meta:generator>LibreOffice/3.6$Linux_x86 LibreOffice_project/360m1$Build-2</meta:generator>
    <meta:document-statistic meta:table-count="0" meta:image-count="0" meta:object-count="0" meta:page-count="2" meta:paragraph-count="36" meta:word-count="502" meta:character-count="2848" meta:non-whitespace-character-count="2410"/>
  </office:meta>
</office:document-meta>
</file>